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venir" svg:font-family="Avenir, apple-system, BlinkMacSystemFont, 'Segoe UI', Roboto, 'Helvetica Neue', Arial, 'Noto Sans', sans-serif, 'Apple Color Emoji', 'Segoe UI Emoji', 'Segoe UI Symbol', 'Noto Color Emoji'"/>
    <style:font-face style:name="Droid Sans Mono" svg:font-family="'Droid Sans Mono', monospace, monospace"/>
    <style:font-face style:name="Google Sans" svg:font-family="'Google Sans', Roboto, RobotoDraft, Helvetica, Arial, sans-serif"/>
    <style:font-face style:name="Lohit Devanagari1" svg:font-family="'Lohit Devanagari'"/>
    <style:font-face style:name="apple-system" svg:font-family="apple-system, BlinkMacSystemFont, 'Segoe UI', Roboto, 'Noto Sans', Ubuntu, Cantarell, 'Helvetica Neue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129cm" table:align="left"/>
    </style:style>
    <style:style style:name="Table1.A" style:family="table-column">
      <style:table-column-properties style:column-width="14.129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1af71e" officeooo:paragraph-rsid="001af71e"/>
    </style:style>
    <style:style style:name="P2" style:family="paragraph" style:parent-style-name="Standard">
      <style:text-properties officeooo:rsid="001af71e" officeooo:paragraph-rsid="00226419"/>
    </style:style>
    <style:style style:name="P3" style:family="paragraph" style:parent-style-name="Standard">
      <style:text-properties fo:font-variant="normal" fo:text-transform="none" style:font-name="Avenir" fo:font-size="10.5pt" fo:letter-spacing="normal" fo:font-style="normal" fo:font-weight="normal" officeooo:rsid="001af71e" officeooo:paragraph-rsid="00226419"/>
    </style:style>
    <style:style style:name="P4" style:family="paragraph" style:parent-style-name="Standard">
      <style:text-properties fo:font-variant="normal" fo:text-transform="none" fo:color="#000000" style:font-name="Avenir" fo:font-size="10.5pt" fo:letter-spacing="normal" fo:font-style="normal" fo:font-weight="normal" officeooo:rsid="001af71e" officeooo:paragraph-rsid="00226419"/>
    </style:style>
    <style:style style:name="P5" style:family="paragraph" style:parent-style-name="Standard">
      <style:text-properties fo:font-variant="normal" fo:text-transform="none" fo:color="#000000" style:font-name="Avenir" fo:font-size="10.5pt" fo:letter-spacing="normal" fo:font-style="normal" fo:font-weight="normal" officeooo:rsid="001af71e" officeooo:paragraph-rsid="002a1601"/>
    </style:style>
    <style:style style:name="P6" style:family="paragraph" style:parent-style-name="Standard">
      <style:text-properties fo:font-variant="normal" fo:text-transform="none" fo:color="#000000" style:font-name="Avenir" fo:font-size="10.5pt" fo:letter-spacing="normal" fo:font-style="normal" fo:font-weight="normal" officeooo:rsid="003012de" officeooo:paragraph-rsid="003012de"/>
    </style:style>
    <style:style style:name="P7" style:family="paragraph" style:parent-style-name="Standard">
      <style:text-properties fo:font-variant="normal" fo:text-transform="none" fo:color="#000000" style:font-name="Avenir" fo:font-size="10.5pt" fo:letter-spacing="normal" fo:font-style="normal" fo:font-weight="normal" officeooo:rsid="00433a6a" officeooo:paragraph-rsid="00433a6a"/>
    </style:style>
    <style:style style:name="P8" style:family="paragraph" style:parent-style-name="Standard">
      <style:text-properties fo:font-variant="normal" fo:text-transform="none" fo:color="#000000" style:font-name="Avenir" fo:font-size="10.5pt" fo:letter-spacing="normal" fo:font-style="normal" fo:font-weight="normal" officeooo:rsid="004694b6" officeooo:paragraph-rsid="004694b6"/>
    </style:style>
    <style:style style:name="P9" style:family="paragraph" style:parent-style-name="Standard">
      <style:text-properties fo:font-variant="normal" fo:text-transform="none" fo:color="#000000" style:font-name="Avenir" fo:font-size="10.5pt" fo:letter-spacing="normal" fo:font-style="normal" fo:font-weight="normal" officeooo:rsid="0048f7fe" officeooo:paragraph-rsid="0048f7fe"/>
    </style:style>
    <style:style style:name="P10" style:family="paragraph" style:parent-style-name="Standard">
      <style:text-properties fo:font-variant="normal" fo:text-transform="none" fo:color="#000000" style:font-name="Avenir" fo:font-size="10.5pt" fo:letter-spacing="normal" fo:font-style="normal" fo:font-weight="normal" officeooo:rsid="004ab070" officeooo:paragraph-rsid="004ab070"/>
    </style:style>
    <style:style style:name="P11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4694b6" officeooo:paragraph-rsid="004694b6" fo:background-color="#1e1e1e"/>
    </style:style>
    <style:style style:name="P1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4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#1e1e1e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Google Sans"/>
    </style:style>
    <style:style style:name="P17" style:family="paragraph" style:parent-style-name="Text_20_body">
      <style:text-properties fo:font-variant="normal" fo:text-transform="none" fo:color="#000000" style:font-name="Avenir" fo:font-size="10.5pt" fo:letter-spacing="normal" fo:font-style="normal" fo:font-weight="normal" officeooo:rsid="00433a6a" officeooo:paragraph-rsid="00433a6a"/>
    </style:style>
    <style:style style:name="T1" style:family="text">
      <style:text-properties fo:font-variant="normal" fo:text-transform="none" style:font-name="Avenir" fo:font-size="10.5pt" fo:letter-spacing="normal" fo:font-style="normal" fo:font-weight="normal"/>
    </style:style>
    <style:style style:name="T2" style:family="text">
      <style:text-properties fo:color="#5e5e5e" style:font-name="apple-system"/>
    </style:style>
    <style:style style:name="T3" style:family="text">
      <style:text-properties fo:color="#1f75cb" style:font-name="apple-system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color="#c586c0"/>
    </style:style>
    <style:style style:name="T5" style:family="text">
      <style:text-properties fo:color="#9cdcfe"/>
    </style:style>
    <style:style style:name="T6" style:family="text">
      <style:text-properties fo:color="#ce9178"/>
    </style:style>
    <style:style style:name="T7" style:family="text">
      <style:text-properties fo:color="#569cd6"/>
    </style:style>
    <style:style style:name="T8" style:family="text">
      <style:text-properties fo:color="#dcdcaa"/>
    </style:style>
    <style:style style:name="T9" style:family="text">
      <style:text-properties fo:color="#4ec9b0"/>
    </style:style>
    <style:style style:name="T10" style:family="text">
      <style:text-properties fo:color="#4fc1ff"/>
    </style:style>
    <style:style style:name="T11" style:family="text">
      <style:text-properties fo:color="#808080"/>
    </style:style>
    <style:style style:name="T12" style:family="text">
      <style:text-properties fo:color="#6a9955"/>
    </style:style>
    <style:style style:name="T13" style:family="text">
      <style:text-properties fo:color="#b5cea8"/>
    </style:style>
    <style:style style:name="T14" style:family="text">
      <style:text-properties officeooo:rsid="004be9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sir,</text:p>
      <text:p text:style-name="P1"><text:s/>As informed <text:s/>I was present whole month but in salary slip shows me 2 <text:s/>days absent</text:p>
      <text:p text:style-name="P1">and i have joine neosoft 27 june 2022 and i got login details by 1 july. So for those 4-5 days i was not able to log my time. I have been marked as absent for 2 days, iam not sure wheather i got paid for june(4-5 days).</text:p>
      <text:p text:style-name="P1"/>
      <text:p text:style-name="P1"/>
      <text:p text:style-name="P1"/>
      <table:table table:name="Table1" table:style-name="Table1">
        <table:table-column table:style-name="Table1.A"/>
        <table:table-row table:style-name="TableLine94285705269664">
          <table:table-cell table:style-name="Table1.A1" office:value-type="string">
            <text:p text:style-name="P16"><text:line-break/>cS!1yG,a~OHc </text:p>
          </table:table-cell>
        </table:table-row>
      </table:table>
      <text:p text:style-name="P1"/>
      <text:p text:style-name="P1"/>
      <text:p text:style-name="P1">ghp_RgdECS3CZeVL3qB3occ7JhQIjwgC422fnAkO</text:p>
      <text:p text:style-name="P1"/>
      <text:p text:style-name="P1"/>
      <text:p text:style-name="P1"/>
      <text:p text:style-name="P1"/>
      <text:p text:style-name="P1"><text:a xlink:type="simple" xlink:href="https://github.com/Anukrati-rathor/Casino_App.git" text:style-name="Internet_20_link" text:visited-style-name="Visited_20_Internet_20_Link">https://github.com/Anukrati-rathor/Casino_App.git</text:a></text:p>
      <text:p text:style-name="P1"/>
      <text:p text:style-name="P2">ghp_RgdECS3CZeVL3qB3occ7JhQIjwgC422fnAkO</text:p>
      <text:p text:style-name="P2"/>
      <text:p text:style-name="P2"><text:line-break/><text:span text:style-name="T1">2fd90d41-a036-480a-97b2-11932073d151</text:span></text:p>
      <text:p text:style-name="P3"/>
      <text:p text:style-name="P4"/>
      <text:p text:style-name="P5">&lt;input {...register("test", { validate: value =&gt; value === '1' || 'error message' // JS only: &lt;p&gt;error message&lt;/p&gt; TS only support string })} /&gt; // obje</text:p>
      <text:p text:style-name="P5"/>
      <text:p text:style-name="P5"/>
      <text:p text:style-name="P5"/>
      <text:p text:style-name="P6">Oscar1@@1</text:p>
      <text:p text:style-name="P6"/>
      <text:p text:style-name="P7">for authentication on gitlab</text:p>
      <text:p text:style-name="P7">cd $home</text:p>
      <text:p text:style-name="P7">cd -ssh</text:p>
      <text:p text:style-name="P7">cd ls</text:p>
      <text:p text:style-name="P7">ssh -keygen -t ed25519 -c “your comment”</text:p>
      <text:p text:style-name="P9">cat <text:s/>/home/user/.ssh/id_ed25519.pub -&gt;copy key ans set to gitlab acount</text:p>
      <text:p text:style-name="P7"/>
      <text:p text:style-name="P17"><text:span text:style-name="T2">The source branch is </text:span><text:a xlink:type="simple" xlink:href="https://gitlab.idigicloudtech.com/idgCore/core-ui/-/commits/dev" text:style-name="Internet_20_link" text:visited-style-name="Visited_20_Internet_20_Link"><text:span text:style-name="T3">1 commit behind</text:span></text:a><text:span text:style-name="T2"> the target branch</text:span></text:p>
      <text:p text:style-name="P7"/>
      <text:p text:style-name="P8">feature branch ka code add, commit, push </text:p>
      <text:p text:style-name="P8">checkout in dev</text:p>
      <text:p text:style-name="P8">git pull -&gt; switch to feature branch -&gt;git pull origin dev -&gt; commit all updated chges -&gt; push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1"><text:span text:style-name="T4">import</text:span> {<text:span text:style-name="T5">SchemaContext</text:span>} <text:span text:style-name="T4">from</text:span> <text:span text:style-name="T6">'../../context/SchemaContext'</text:span>;</text:p>
      <text:p text:style-name="P12"><text:span text:style-name="T4">import</text:span> {<text:span text:style-name="T5">useErrorMessage</text:span>} <text:span text:style-name="T4">from</text:span> <text:span text:style-name="T6">'../../hooks/useErrorMessage'</text:span>;</text:p>
      <text:p text:style-name="P12"><text:span text:style-name="T4">import</text:span> <text:span text:style-name="T5">React</text:span>, {<text:span text:style-name="T5">useContext</text:span>, <text:span text:style-name="T5">useEffect</text:span>, <text:span text:style-name="T5">useState</text:span>} <text:span text:style-name="T4">from</text:span> <text:span text:style-name="T6">'react'</text:span>;</text:p>
      <text:p text:style-name="P12"><text:span text:style-name="T4">import</text:span> <text:span text:style-name="T4">type</text:span> {<text:span text:style-name="T5">FC</text:span>} <text:span text:style-name="T4">from</text:span> <text:span text:style-name="T6">'react'</text:span>;</text:p>
      <text:p text:style-name="P12"><text:span text:style-name="T4">import</text:span> {<text:span text:style-name="T5">useFormContext</text:span>} <text:span text:style-name="T4">from</text:span> <text:span text:style-name="T6">'react-hook-form'</text:span>;</text:p>
      <text:p text:style-name="P12"><text:span text:style-name="T4">import</text:span> <text:span text:style-name="T4">type</text:span> {<text:span text:style-name="T5">FieldStyles</text:span>} <text:span text:style-name="T4">from</text:span> <text:span text:style-name="T6">'../../types'</text:span>;</text:p>
      <text:p text:style-name="P12"><text:span text:style-name="T4">import</text:span> <text:span text:style-name="T4">type</text:span> {<text:span text:style-name="T5">FieldProps</text:span>, <text:span text:style-name="T5">FieldSchema</text:span>, <text:span text:style-name="T5">FormController</text:span>, <text:span text:style-name="T5">FormStyles</text:span>, <text:span text:style-name="T5">InjectedProps</text:span>} <text:span text:style-name="T4">from</text:span> <text:span text:style-name="T6">'../../types'</text:span>;</text:p>
      <text:p text:style-name="P12"><text:span text:style-name="T4">import</text:span> {<text:span text:style-name="T5">useStyles</text:span>} <text:span text:style-name="T4">from</text:span> <text:span text:style-name="T6">'../../hooks/useStyles'</text:span>;</text:p>
      <text:p text:style-name="P12"><text:span text:style-name="T4">import</text:span> {<text:span text:style-name="T5">FormControl</text:span>, <text:span text:style-name="T5">FormErrorMessage</text:span>, <text:span text:style-name="T5">FormHelperText</text:span>, <text:span text:style-name="T5">FormLabel</text:span>, <text:span text:style-name="T5">HStack</text:span>, <text:span text:style-name="T5">Stack</text:span>} <text:span text:style-name="T4">from</text:span> <text:span text:style-name="T6">'ui'</text:span>;</text:p>
      <text:p text:style-name="P12"><text:span text:style-name="T4">import</text:span> {<text:span text:style-name="T5">apply</text:span>} <text:span text:style-name="T4">from</text:span> <text:span text:style-name="T6">'json-logic-js'</text:span>;</text:p>
      <text:p text:style-name="P12"><text:span text:style-name="T4">import</text:span> {<text:span text:style-name="T5">useDeepMemo</text:span>} <text:span text:style-name="T4">from</text:span> <text:span text:style-name="T6">'hooks'</text:span>;</text:p>
      <text:p text:style-name="P12"><text:span text:style-name="T4">import</text:span> {<text:span text:style-name="T5">combineArrayToObject</text:span>} <text:span text:style-name="T4">from</text:span> <text:span text:style-name="T6">'utils'</text:span>;</text:p>
      <text:p text:style-name="P12"><text:span text:style-name="T4">import</text:span> {<text:span text:style-name="T5">QuestionOutlineIcon</text:span>} <text:span text:style-name="T4">from</text:span> <text:span text:style-name="T6">'ui'</text:span>;</text:p>
      <text:p text:style-name="P12"><text:span text:style-name="T4">import</text:span> <text:span text:style-name="T5">concat</text:span> <text:span text:style-name="T4">from</text:span> <text:span text:style-name="T6">'lodash/concat'</text:span>;</text:p>
      <text:p text:style-name="P12"><text:span text:style-name="T4">import</text:span> {<text:span text:style-name="T5">Tooltip</text:span>} <text:span text:style-name="T4">from</text:span> <text:span text:style-name="T6">'ui'</text:span>;</text:p>
      <text:p text:style-name="P15"/>
      <text:p text:style-name="P12"><text:span text:style-name="T7">const</text:span> <text:span text:style-name="T8">withFormController</text:span> = &lt;<text:span text:style-name="T9">P</text:span> <text:span text:style-name="T7">extends</text:span> <text:span text:style-name="T9">FieldSchema</text:span> &amp; <text:span text:style-name="T9">FormController</text:span>, <text:span text:style-name="T9">Tstyles</text:span> <text:span text:style-name="T7">extends</text:span> <text:span text:style-name="T9">FieldStyles</text:span> = <text:span text:style-name="T9">FieldStyles</text:span>&gt;(<text:span text:style-name="T5">WrappedComponent</text:span>: <text:span text:style-name="T9">React</text:span>.<text:span text:style-name="T9">ComponentType</text:span>&lt;<text:span text:style-name="T9">FieldProps</text:span>&lt;<text:span text:style-name="T9">P</text:span>&gt; &amp; <text:span text:style-name="T9">InjectedProps</text:span>&lt;<text:span text:style-name="T9">Tstyles</text:span>&gt;&gt;) <text:span text:style-name="T7">=&gt;</text:span> {</text:p>
      <text:p text:style-name="P12"><text:span text:style-name="T7">const</text:span> <text:span text:style-name="T10">Component</text:span>: <text:span text:style-name="T9">FC</text:span>&lt;<text:span text:style-name="T9">FieldProps</text:span>&lt;<text:span text:style-name="T9">P</text:span>&gt; &amp; <text:span text:style-name="T9">InjectedProps</text:span>&lt;<text:span text:style-name="T9">Tstyles</text:span>&gt;&gt; = <text:span text:style-name="T5">props</text:span> <text:span text:style-name="T7">=&gt;</text:span> {</text:p>
      <text:p text:style-name="P12"><text:span text:style-name="T7">const</text:span> <text:span text:style-name="T10">context</text:span> = <text:span text:style-name="T8">useFormContext</text:span>();</text:p>
      <text:p text:style-name="P12"><text:span text:style-name="T7">const</text:span> <text:span text:style-name="T10">errorMessage</text:span> = <text:span text:style-name="T8">useErrorMessage</text:span>(<text:span text:style-name="T5">props</text:span>?.<text:span text:style-name="T5">name</text:span>, <text:span text:style-name="T5">props</text:span>?.<text:span text:style-name="T5">field</text:span>?.<text:span text:style-name="T5">label</text:span>);</text:p>
      <text:p text:style-name="P12"><text:span text:style-name="T7">const</text:span> {<text:span text:style-name="T10">isReadOnly</text:span>} = <text:span text:style-name="T8">useContext</text:span>(<text:span text:style-name="T10">SchemaContext</text:span>);</text:p>
      <text:p text:style-name="P12"><text:span text:style-name="T7">const</text:span> <text:span text:style-name="T10">fieldStyles</text:span> = <text:span text:style-name="T8">useStyles</text:span>&lt;<text:span text:style-name="T9">Tstyles</text:span>&gt;(<text:span text:style-name="T5">WrappedComponent</text:span>?.<text:span text:style-name="T5">displayName</text:span> <text:span text:style-name="T4">as</text:span> <text:span text:style-name="T7">keyof</text:span> <text:span text:style-name="T9">FormStyles</text:span>, <text:span text:style-name="T5">props</text:span>?.<text:span text:style-name="T5">field</text:span>?.<text:span text:style-name="T5">styles</text:span> <text:span text:style-name="T4">as</text:span> <text:span text:style-name="T9">Tstyles</text:span>);</text:p>
      <text:p text:style-name="P12"><text:span text:style-name="T7">const</text:span> [<text:span text:style-name="T10">isVisible</text:span>, <text:span text:style-name="T8">setIsVisible</text:span>] = <text:span text:style-name="T8">useState</text:span>(() <text:span text:style-name="T7">=&gt;</text:span> <text:span text:style-name="T5">props</text:span>?.<text:span text:style-name="T5">field</text:span>?.<text:span text:style-name="T5">shouldDisplay</text:span> ?? <text:span text:style-name="T7">true</text:span>);</text:p>
      <text:p text:style-name="P12"><text:span text:style-name="T7">const</text:span> [<text:span text:style-name="T10">newProps</text:span>, <text:span text:style-name="T8">setNewProps</text:span>] = <text:span text:style-name="T8">useState</text:span>(() <text:span text:style-name="T7">=&gt;</text:span> ({</text:p>
      <text:p text:style-name="P12">...<text:span text:style-name="T5">props</text:span>,</text:p>
      <text:p text:style-name="P12">}));</text:p>
      <text:p text:style-name="P15"/>
      <text:p text:style-name="P12"><text:span text:style-name="T7">let</text:span> <text:span text:style-name="T5">watchFields</text:span>: <text:span text:style-name="T9">Record</text:span>&lt;<text:span text:style-name="T9">string</text:span>, <text:span text:style-name="T9">never</text:span>&gt; | <text:span text:style-name="T9">undefined</text:span>;</text:p>
      <text:p text:style-name="P12"><text:span text:style-name="T4">if</text:span> (<text:span text:style-name="T5">props</text:span>?.<text:span text:style-name="T5">field</text:span>?.<text:span text:style-name="T5">dependency</text:span>?.<text:span text:style-name="T5">dependsOn</text:span>) {</text:p>
      <text:p text:style-name="P13">// eslint-disable-next-line @typescript-eslint/no-unsafe-call</text:p>
      <text:p text:style-name="P12"><text:span text:style-name="T5">watchFields</text:span> = <text:span text:style-name="T8">useDeepMemo</text:span>(() <text:span text:style-name="T7">=&gt;</text:span> {</text:p>
      <text:p text:style-name="P12"><text:span text:style-name="T7">const</text:span> <text:span text:style-name="T10">list</text:span> = <text:span text:style-name="T5">props</text:span>?.<text:span text:style-name="T5">field</text:span>?.<text:span text:style-name="T5">dependency</text:span>?.<text:span text:style-name="T5">dependsOn</text:span> ?? [];</text:p>
      <text:p text:style-name="P12"><text:span text:style-name="T7">const</text:span> <text:span text:style-name="T10">values</text:span> = <text:span text:style-name="T10">context</text:span>?.<text:span text:style-name="T8">watch</text:span>(<text:span text:style-name="T5">props</text:span>?.<text:span text:style-name="T5">field</text:span>?.<text:span text:style-name="T5">dependency</text:span>?.<text:span text:style-name="T5">dependsOn</text:span> ?? []);</text:p>
      <text:p text:style-name="P12"><text:span text:style-name="T4">return</text:span> <text:span text:style-name="T8">combineArrayToObject</text:span>(<text:span text:style-name="T10">list</text:span>, <text:span text:style-name="T10">values</text:span>);</text:p>
      <text:p text:style-name="P12">}, [<text:span text:style-name="T5">props</text:span>?.<text:span text:style-name="T5">field</text:span>?.<text:span text:style-name="T5">dependency</text:span>?.<text:span text:style-name="T5">dependsOn</text:span>, <text:span text:style-name="T10">context</text:span>?.<text:span text:style-name="T8">watch</text:span>(<text:span text:style-name="T5">props</text:span>?.<text:span text:style-name="T5">field</text:span>?.<text:span text:style-name="T5">dependency</text:span>?.<text:span text:style-name="T5">dependsOn</text:span> ?? [])]) <text:span text:style-name="T4">as</text:span> <text:span text:style-name="T9">Record</text:span>&lt;<text:span text:style-name="T9">string</text:span>, <text:span text:style-name="T9">never</text:span>&gt;;</text:p>
      <text:p text:style-name="P12">}</text:p>
      <text:p text:style-name="P15"/>
      <text:p text:style-name="P13">// eslint-disable-next-line @typescript-eslint/no-unsafe-call</text:p>
      <text:p text:style-name="P12"><text:span text:style-name="T7">const</text:span> <text:span text:style-name="T10">memoizedProps</text:span> = <text:span text:style-name="T8">useDeepMemo</text:span>(() <text:span text:style-name="T7">=&gt;</text:span> <text:span text:style-name="T10">newProps</text:span>, [<text:span text:style-name="T10">newProps</text:span>]) <text:span text:style-name="T4">as</text:span> <text:span text:style-name="T9">FieldProps</text:span>&lt;<text:span text:style-name="T9">P</text:span>&gt; &amp; <text:span text:style-name="T9">InjectedProps</text:span>&lt;<text:span text:style-name="T9">Tstyles</text:span>&gt;;</text:p>
      <text:p text:style-name="P15"/>
      <text:p text:style-name="P12"><text:span text:style-name="T8">useEffect</text:span>(() <text:span text:style-name="T7">=&gt;</text:span> {</text:p>
      <text:p text:style-name="P12"><text:span text:style-name="T4">if</text:span> (<text:span text:style-name="T5">watchFields</text:span>) {</text:p>
      <text:p text:style-name="P12"><text:span text:style-name="T4">if</text:span> (<text:span text:style-name="T5">props</text:span>?.<text:span text:style-name="T5">field</text:span>?.<text:span text:style-name="T5">dependency</text:span>) {</text:p>
      <text:p text:style-name="P12"><text:soft-page-break/><text:span text:style-name="T4">if</text:span> (<text:span text:style-name="T8">apply</text:span>(<text:span text:style-name="T5">props</text:span>?.<text:span text:style-name="T5">field</text:span>?.<text:span text:style-name="T5">dependency</text:span>?.<text:span text:style-name="T5">is</text:span>, <text:span text:style-name="T5">watchFields</text:span>)) {</text:p>
      <text:p text:style-name="P12"><text:span text:style-name="T8">setNewProps</text:span>({</text:p>
      <text:p text:style-name="P12">...<text:span text:style-name="T5">props</text:span>,</text:p>
      <text:p text:style-name="P12"><text:span text:style-name="T5">field :</text:span> {</text:p>
      <text:p text:style-name="P12">...<text:span text:style-name="T5">props</text:span>?.<text:span text:style-name="T5">field</text:span>,</text:p>
      <text:p text:style-name="P12"><text:span text:style-name="T5">rules :</text:span> {</text:p>
      <text:p text:style-name="P12">...(<text:span text:style-name="T5">props</text:span>?.<text:span text:style-name="T5">field</text:span>?.<text:span text:style-name="T5">rules</text:span>),</text:p>
      <text:p text:style-name="P12">...(<text:span text:style-name="T5">props</text:span>?.<text:span text:style-name="T5">field</text:span>?.<text:span text:style-name="T5">dependency</text:span>?.<text:span text:style-name="T5">then</text:span>?.<text:span text:style-name="T5">rules</text:span>),</text:p>
      <text:p text:style-name="P12">},</text:p>
      <text:p text:style-name="P12">},</text:p>
      <text:p text:style-name="P12">});</text:p>
      <text:p text:style-name="P12"><text:span text:style-name="T8">setIsVisible</text:span>(<text:span text:style-name="T5">prevIsVisible</text:span> <text:span text:style-name="T7">=&gt;</text:span> <text:span text:style-name="T5">props</text:span>?.<text:span text:style-name="T5">field</text:span>?.<text:span text:style-name="T5">dependency</text:span>?.<text:span text:style-name="T5">then</text:span>?.<text:span text:style-name="T5">shouldDisplay</text:span> ?? <text:span text:style-name="T5">prevIsVisible</text:span>);</text:p>
      <text:p text:style-name="P12">} <text:span text:style-name="T4">else</text:span> {</text:p>
      <text:p text:style-name="P12"><text:span text:style-name="T8">setNewProps</text:span>({</text:p>
      <text:p text:style-name="P12">...<text:span text:style-name="T5">props</text:span>,</text:p>
      <text:p text:style-name="P12"><text:span text:style-name="T5">field :</text:span> {</text:p>
      <text:p text:style-name="P12">...<text:span text:style-name="T5">props</text:span>?.<text:span text:style-name="T5">field</text:span>,</text:p>
      <text:p text:style-name="P12"><text:span text:style-name="T5">rules :</text:span> {</text:p>
      <text:p text:style-name="P12">...(<text:span text:style-name="T5">props</text:span>?.<text:span text:style-name="T5">field</text:span>?.<text:span text:style-name="T5">rules</text:span>),</text:p>
      <text:p text:style-name="P12">...(<text:span text:style-name="T5">props</text:span>?.<text:span text:style-name="T5">field</text:span>?.<text:span text:style-name="T5">dependency</text:span>?.<text:span text:style-name="T5">otherwise</text:span>?.<text:span text:style-name="T5">rules</text:span>),</text:p>
      <text:p text:style-name="P12">},</text:p>
      <text:p text:style-name="P12">},</text:p>
      <text:p text:style-name="P12">});</text:p>
      <text:p text:style-name="P12"><text:span text:style-name="T8">setIsVisible</text:span>(<text:span text:style-name="T5">prevIsVisible</text:span> <text:span text:style-name="T7">=&gt;</text:span> <text:span text:style-name="T5">props</text:span>?.<text:span text:style-name="T5">field</text:span>?.<text:span text:style-name="T5">dependency</text:span>?.<text:span text:style-name="T5">otherwise</text:span>?.<text:span text:style-name="T5">shouldDisplay</text:span> ?? <text:span text:style-name="T5">prevIsVisible</text:span>);</text:p>
      <text:p text:style-name="P12">}</text:p>
      <text:p text:style-name="P12">}</text:p>
      <text:p text:style-name="P12">}</text:p>
      <text:p text:style-name="P12">}, [<text:span text:style-name="T5">watchFields</text:span>]);</text:p>
      <text:p text:style-name="P15"/>
      <text:p text:style-name="P12"><text:span text:style-name="T8">useEffect</text:span>(() <text:span text:style-name="T7">=&gt;</text:span> {</text:p>
      <text:p text:style-name="P12"><text:span text:style-name="T10">context</text:span>.<text:span text:style-name="T8">resetField</text:span>(<text:span text:style-name="T5">props</text:span>?.<text:span text:style-name="T5">name</text:span>);</text:p>
      <text:p text:style-name="P12">}, [<text:span text:style-name="T10">memoizedProps</text:span>]);</text:p>
      <text:p text:style-name="P15"/>
      <text:p text:style-name="P12"><text:span text:style-name="T4">return</text:span> <text:span text:style-name="T10">isVisible</text:span> ? (</text:p>
      <text:p text:style-name="P15"/>
      <text:p text:style-name="P12"><text:span text:style-name="T11">&lt;</text:span><text:span text:style-name="T9">FormControl</text:span></text:p>
      <text:p text:style-name="P12"><text:span text:style-name="T5">isRequired</text:span> = <text:span text:style-name="T7">{</text:span><text:span text:style-name="T5">props</text:span>?.<text:span text:style-name="T5">field</text:span>?.<text:span text:style-name="T5">rules</text:span>?.<text:span text:style-name="T5">required</text:span><text:span text:style-name="T7">}</text:span></text:p>
      <text:p text:style-name="P12"><text:span text:style-name="T5">isInvalid</text:span>=<text:span text:style-name="T7">{</text:span><text:span text:style-name="T9">Boolean</text:span>(<text:span text:style-name="T10">errorMessage</text:span>)<text:span text:style-name="T7">}</text:span></text:p>
      <text:p text:style-name="P12"><text:span text:style-name="T7">{</text:span>...(<text:span text:style-name="T5">fieldStyles</text:span>?.<text:span text:style-name="T5">control</text:span>)<text:span text:style-name="T7">}</text:span></text:p>
      <text:p text:style-name="P14">&gt;</text:p>
      <text:p text:style-name="P12"><text:span text:style-name="T7">{</text:span><text:span text:style-name="T12">/* {Boolean(props?.field?.label) &amp;&amp; (</text:span></text:p>
      <text:p text:style-name="P13">&lt;FormLabel htmlFor={props?.name} {...(fieldStyles?.label)}&gt;</text:p>
      <text:p text:style-name="P13">{props?.field?.label}</text:p>
      <text:p text:style-name="P13">&lt;Tooltip label= {props?.field?.tooltip} placement='top' hasArrow&gt;</text:p>
      <text:p text:style-name="P13">&lt;QuestionOutlineIcon /&gt;&lt;/Tooltip&gt;</text:p>
      <text:p text:style-name="P13">&lt;/FormLabel&gt;</text:p>
      <text:p text:style-name="P12"><text:span text:style-name="T12">)} */</text:span><text:span text:style-name="T7">}</text:span></text:p>
      <text:p text:style-name="P15"/>
      <text:p text:style-name="P12"><text:span text:style-name="T7">{</text:span>(<text:span text:style-name="T5">props</text:span>?.<text:span text:style-name="T5">field</text:span>?.<text:span text:style-name="T5">tooltip</text:span>) ? (</text:p>
      <text:p text:style-name="P12"><text:soft-page-break/><text:span text:style-name="T11">&lt;</text:span><text:span text:style-name="T9">HStack</text:span> <text:span text:style-name="T11">&gt;</text:span></text:p>
      <text:p text:style-name="P15"/>
      <text:p text:style-name="P12"><text:span text:style-name="T11">&lt;</text:span><text:span text:style-name="T9">FormLabel</text:span> <text:span text:style-name="T5">htmlFor</text:span>=<text:span text:style-name="T7">{</text:span><text:span text:style-name="T5">props</text:span>?.<text:span text:style-name="T5">name</text:span><text:span text:style-name="T7">}</text:span> <text:span text:style-name="T7">{</text:span>...(<text:span text:style-name="T5">fieldStyles</text:span>?.<text:span text:style-name="T5">label</text:span>)<text:span text:style-name="T7">}</text:span> <text:span text:style-name="T5">width</text:span>=<text:span text:style-name="T6">'90%'</text:span><text:span text:style-name="T11">&gt;</text:span></text:p>
      <text:p text:style-name="P12"><text:span text:style-name="T7">{</text:span><text:span text:style-name="T5">props</text:span>?.<text:span text:style-name="T5">field</text:span>?.<text:span text:style-name="T5">label</text:span><text:span text:style-name="T7">}</text:span></text:p>
      <text:p text:style-name="P12"><text:span text:style-name="T7">{</text:span><text:span text:style-name="T12">/* {&lt;Tooltip label= {props?.field?.tooltip} placement='top' hasArrow&gt;</text:span></text:p>
      <text:p text:style-name="P12"><text:span text:style-name="T12">&lt;QuestionOutlineIcon w={9} /&gt;&lt;/Tooltip&gt;} */</text:span><text:span text:style-name="T7">}</text:span></text:p>
      <text:p text:style-name="P12"><text:span text:style-name="T11">&lt;/</text:span><text:span text:style-name="T9">FormLabel</text:span><text:span text:style-name="T11">&gt;</text:span></text:p>
      <text:p text:style-name="P12"><text:span text:style-name="T11">&lt;</text:span><text:span text:style-name="T9">Stack</text:span></text:p>
      <text:p text:style-name="P13">// direction={{base: 'column', sm: 'row'}}</text:p>
      <text:p text:style-name="P12"><text:span text:style-name="T5">justifyContent</text:span>=<text:span text:style-name="T6">'right'</text:span></text:p>
      <text:p text:style-name="P12"><text:span text:style-name="T5">alignItems</text:span>=<text:span text:style-name="T6">'right'</text:span></text:p>
      <text:p text:style-name="P13">// spacing={{base: '3', md: '4'}}</text:p>
      <text:p text:style-name="P12"><text:span text:style-name="T5">width</text:span>=<text:span text:style-name="T6">'10%'</text:span></text:p>
      <text:p text:style-name="P14">&gt;</text:p>
      <text:p text:style-name="P12"><text:span text:style-name="T11">&lt;</text:span><text:span text:style-name="T9">Tooltip</text:span> <text:span text:style-name="T5">label</text:span>= <text:span text:style-name="T7">{</text:span><text:span text:style-name="T5">props</text:span>?.<text:span text:style-name="T5">field</text:span>?.<text:span text:style-name="T5">tooltip</text:span><text:span text:style-name="T7">}</text:span> <text:span text:style-name="T5">placement</text:span>=<text:span text:style-name="T6">'top'</text:span> <text:span text:style-name="T5">hasArrow</text:span><text:span text:style-name="T11">&gt;</text:span></text:p>
      <text:p text:style-name="P12"><text:span text:style-name="T11">&lt;</text:span><text:span text:style-name="T9">QuestionOutlineIcon</text:span> <text:span text:style-name="T5">w</text:span>=<text:span text:style-name="T7">{</text:span><text:span text:style-name="T13">9</text:span><text:span text:style-name="T7">}</text:span> <text:span text:style-name="T5">alignItems</text:span>=<text:span text:style-name="T6">'right'</text:span><text:span text:style-name="T11">/&gt;&lt;/</text:span><text:span text:style-name="T9">Tooltip</text:span><text:span text:style-name="T11">&gt;&lt;/</text:span><text:span text:style-name="T9">Stack</text:span><text:span text:style-name="T11">&gt;&lt;/</text:span><text:span text:style-name="T9">HStack</text:span><text:span text:style-name="T11">&gt;</text:span></text:p>
      <text:p text:style-name="P12">) : (</text:p>
      <text:p text:style-name="P12"><text:span text:style-name="T11">&lt;</text:span><text:span text:style-name="T9">FormLabel</text:span> <text:span text:style-name="T5">htmlFor</text:span>=<text:span text:style-name="T7">{</text:span><text:span text:style-name="T5">props</text:span>?.<text:span text:style-name="T5">name</text:span><text:span text:style-name="T7">}</text:span> <text:span text:style-name="T7">{</text:span>...(<text:span text:style-name="T5">fieldStyles</text:span>?.<text:span text:style-name="T5">label</text:span>)<text:span text:style-name="T7">}</text:span><text:span text:style-name="T11">&gt;</text:span></text:p>
      <text:p text:style-name="P12"><text:span text:style-name="T7">{</text:span><text:span text:style-name="T5">props</text:span>?.<text:span text:style-name="T5">field</text:span>?.<text:span text:style-name="T5">label</text:span><text:span text:style-name="T7">}</text:span></text:p>
      <text:p text:style-name="P12"><text:span text:style-name="T11">&lt;/</text:span><text:span text:style-name="T9">FormLabel</text:span><text:span text:style-name="T11">&gt;</text:span></text:p>
      <text:p text:style-name="P12">)<text:span text:style-name="T7">}</text:span></text:p>
      <text:p text:style-name="P12"><text:span text:style-name="T11">&lt;</text:span><text:span text:style-name="T9">WrappedComponent</text:span></text:p>
      <text:p text:style-name="P12"><text:span text:style-name="T7">{</text:span>...<text:span text:style-name="T5">newProps</text:span> <text:span text:style-name="T7">}</text:span></text:p>
      <text:p text:style-name="P12"><text:span text:style-name="T5">context</text:span>=<text:span text:style-name="T7">{</text:span><text:span text:style-name="T10">context</text:span><text:span text:style-name="T7">}</text:span></text:p>
      <text:p text:style-name="P12"><text:span text:style-name="T5">isReadOnly</text:span>=<text:span text:style-name="T7">{</text:span><text:span text:style-name="T10">isReadOnly</text:span>!<text:span text:style-name="T7">}</text:span></text:p>
      <text:p text:style-name="P12"><text:span text:style-name="T5">fieldStyles</text:span>=<text:span text:style-name="T7">{</text:span><text:span text:style-name="T10">fieldStyles</text:span><text:span text:style-name="T7">}</text:span></text:p>
      <text:p text:style-name="P14">/&gt;</text:p>
      <text:p text:style-name="P12"><text:span text:style-name="T7">{</text:span><text:span text:style-name="T9">Boolean</text:span>(<text:span text:style-name="T5">props</text:span>?.<text:span text:style-name="T5">field</text:span>?.<text:span text:style-name="T5">helperText</text:span>) &amp;&amp; (</text:p>
      <text:p text:style-name="P12"><text:span text:style-name="T11">&lt;</text:span><text:span text:style-name="T9">FormHelperText</text:span> <text:span text:style-name="T7">{</text:span>...(<text:span text:style-name="T5">fieldStyles</text:span>?.<text:span text:style-name="T5">helperText</text:span>)<text:span text:style-name="T7">}</text:span><text:span text:style-name="T11">&gt;</text:span></text:p>
      <text:p text:style-name="P12"><text:span text:style-name="T7">{</text:span><text:span text:style-name="T5">props</text:span>?.<text:span text:style-name="T5">field</text:span>?.<text:span text:style-name="T5">helperText</text:span><text:span text:style-name="T7">}</text:span></text:p>
      <text:p text:style-name="P12"><text:span text:style-name="T11">&lt;/</text:span><text:span text:style-name="T9">FormHelperText</text:span><text:span text:style-name="T11">&gt;</text:span></text:p>
      <text:p text:style-name="P12">)<text:span text:style-name="T7">}</text:span></text:p>
      <text:p text:style-name="P12"><text:span text:style-name="T11">&lt;</text:span><text:span text:style-name="T9">FormErrorMessage</text:span> <text:span text:style-name="T7">{</text:span>...(<text:span text:style-name="T5">fieldStyles</text:span>?.<text:span text:style-name="T5">errorMessage</text:span>)<text:span text:style-name="T7">}</text:span><text:span text:style-name="T11">&gt;</text:span></text:p>
      <text:p text:style-name="P12"><text:span text:style-name="T7">{</text:span><text:span text:style-name="T10">errorMessage</text:span><text:span text:style-name="T7">}</text:span></text:p>
      <text:p text:style-name="P12"><text:span text:style-name="T11">&lt;/</text:span><text:span text:style-name="T9">FormErrorMessage</text:span><text:span text:style-name="T11">&gt;</text:span></text:p>
      <text:p text:style-name="P12"><text:span text:style-name="T11">&lt;/</text:span><text:span text:style-name="T9">FormControl</text:span><text:span text:style-name="T11">&gt;</text:span></text:p>
      <text:p text:style-name="P12">) : <text:span text:style-name="T7">null</text:span>;</text:p>
      <text:p text:style-name="P12">};</text:p>
      <text:p text:style-name="P15"/>
      <text:p text:style-name="P12"><text:span text:style-name="T4">return</text:span> <text:span text:style-name="T10">Component</text:span>;</text:p>
      <text:p text:style-name="P12">};</text:p>
      <text:p text:style-name="P15"/>
      <text:p text:style-name="P12"><text:span text:style-name="T4">export</text:span> <text:span text:style-name="T4">default</text:span> <text:span text:style-name="T8">withFormController</text:span>;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1"><text:span text:style-name="T4">import</text:span> {<text:span text:style-name="T5">defineStyleConfig</text:span>} <text:span text:style-name="T4">from</text:span> <text:span text:style-name="T6">'@chakra-ui/react'</text:span>;</text:p>
      <text:p text:style-name="P15"/>
      <text:p text:style-name="P13">// define the base component styles</text:p>
      <text:p text:style-name="P12"><text:span text:style-name="T7">const</text:span> <text:span text:style-name="T10">baseStyle</text:span> = {</text:p>
      <text:p text:style-name="P12"><text:span text:style-name="T5">borderRadius :</text:span> <text:span text:style-name="T6">'md'</text:span>,</text:p>
      <text:p text:style-name="P12"><text:span text:style-name="T5">fontWeight :</text:span> <text:span text:style-name="T6">'normal'</text:span>,</text:p>
      <text:p text:style-name="P12"><text:span text:style-name="T5">border :</text:span> <text:span text:style-name="T6">'3px solid'</text:span>,</text:p>
      <text:p text:style-name="P12">};</text:p>
      <text:p text:style-name="P15"/>
      <text:p text:style-name="P13">// // define styles for custom variant</text:p>
      <text:p text:style-name="P13">// const colorfulVariant = defineStyle(props =&gt; {</text:p>
      <text:p text:style-name="P13">// const { colorScheme: c } = props; // add color scheme as a prop</text:p>
      <text:p text:style-name="P13">// return {</text:p>
      <text:p text:style-name="P13">// _light: {</text:p>
      <text:p text:style-name="P13">// bg: `${c}.300`,</text:p>
      <text:p text:style-name="P13">// borderColor: `${c}.600`,</text:p>
      <text:p text:style-name="P13">// color: `${c}.800`,</text:p>
      <text:p text:style-name="P13">// },</text:p>
      <text:p text:style-name="P13">// _dark: {</text:p>
      <text:p text:style-name="P13">// bg: `${c}.600`,</text:p>
      <text:p text:style-name="P13">// borderColor: `${c}.300`,</text:p>
      <text:p text:style-name="P13">// color: `${c}.200`,</text:p>
      <text:p text:style-name="P13">// },</text:p>
      <text:p text:style-name="P13">// };</text:p>
      <text:p text:style-name="P13">// });</text:p>
      <text:p text:style-name="P15"/>
      <text:p text:style-name="P13">// define custom variants</text:p>
      <text:p text:style-name="P13">// const variants = {</text:p>
      <text:p text:style-name="P13">// colorful: colorfulVariant,</text:p>
      <text:p text:style-name="P13">// };</text:p>
      <text:p text:style-name="P15"/>
      <text:p text:style-name="P13">// define which sizes, variants, and color schemes are applied by default</text:p>
      <text:p text:style-name="P13">// const defaultProps = {</text:p>
      <text:p text:style-name="P13">// size: 'md',</text:p>
      <text:p text:style-name="P13">// variant: 'colorful',</text:p>
      <text:p text:style-name="P13">// colorScheme: 'brand',</text:p>
      <text:p text:style-name="P13">// };</text:p>
      <text:p text:style-name="P15"/>
      <text:p text:style-name="P13">// export the component theme</text:p>
      <text:p text:style-name="P12"><text:span text:style-name="T4">export</text:span> <text:span text:style-name="T7">const</text:span> <text:span text:style-name="T10">tooltipTheme</text:span> = <text:span text:style-name="T8">defineStyleConfig</text:span>({</text:p>
      <text:p text:style-name="P12"><text:span text:style-name="T5">baseStyle</text:span>,</text:p>
      <text:p text:style-name="P13">// variants,</text:p>
      <text:p text:style-name="P13">// defaultProps,</text:p>
      <text:p text:style-name="P12">});</text:p>
      <text:p text:style-name="P12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0">good morning <text:s/><text:span text:style-name="T14">last friday <text:s/>my system got curruted i spent half of the day in setup project and other stuff remaing half i have worked on input feild border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venir" svg:font-family="Avenir, apple-system, BlinkMacSystemFont, 'Segoe UI', Roboto, 'Helvetica Neue', Arial, 'Noto Sans', sans-serif, 'Apple Color Emoji', 'Segoe UI Emoji', 'Segoe UI Symbol', 'Noto Color Emoji'"/>
    <style:font-face style:name="Droid Sans Mono" svg:font-family="'Droid Sans Mono', monospace, monospace"/>
    <style:font-face style:name="Google Sans" svg:font-family="'Google Sans', Roboto, RobotoDraft, Helvetica, Arial, sans-serif"/>
    <style:font-face style:name="Lohit Devanagari1" svg:font-family="'Lohit Devanagari'"/>
    <style:font-face style:name="apple-system" svg:font-family="apple-system, BlinkMacSystemFont, 'Segoe UI', Roboto, 'Noto Sans', Ubuntu, Cantarell, 'Helvetica Neue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1:26:49.440330813</meta:creation-date>
    <meta:editing-duration>P8DT13H25M43S</meta:editing-duration>
    <meta:editing-cycles>30</meta:editing-cycles>
    <meta:generator>LibreOffice/6.4.7.2$Linux_X86_64 LibreOffice_project/40$Build-2</meta:generator>
    <dc:date>2023-01-27T18:16:41.233864959</dc:date>
    <meta:document-statistic meta:table-count="1" meta:image-count="0" meta:object-count="0" meta:page-count="6" meta:paragraph-count="184" meta:word-count="712" meta:character-count="6198" meta:non-whitespace-character-count="5660"/>
  </office:meta>
</office:document-meta>
</file>